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KeinLeerraum" style:master-page-name="MP0" style:list-style-name="LFO1" style:family="paragraph">
      <style:paragraph-properties fo:break-before="page"/>
    </style:style>
    <style:style style:name="T2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4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5" style:parent-style-name="KeinLeerraum" style:list-style-name="LFO1" style:family="paragraph"/>
    <style:style style:name="T6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8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9" style:parent-style-name="KeinLeerraum" style:list-style-name="LFO1" style:family="paragraph"/>
    <style:style style:name="T1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1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12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notion-enable-hover" style:family="text">
      <style:text-properties fo:font-weight="bold" style:font-weight-asian="bold" style:font-weight-complex="bold" fo:color="#4472C4" fo:font-size="14pt" style:font-size-asian="14pt" style:font-size-complex="14pt"/>
    </style:style>
    <style:style style:name="P16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7" style:parent-style-name="KeinLeerraum" style:list-style-name="LFO1" style:family="paragraph"/>
    <style:style style:name="T1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2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21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22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2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2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5" style:parent-style-name="Hervorhebung" style:family="text">
      <style:text-properties style:font-name-complex="Calibri" fo:font-weight="bold" style:font-weight-asian="bold" style:font-weight-complex="bold" fo:font-style="normal" style:font-style-asian="normal" style:font-style-complex="normal" fo:font-size="14pt" style:font-size-asian="14pt" style:font-size-complex="14pt" fo:background-color="#FFFFFF" fo:language="ru" fo:country="RU"/>
    </style:style>
    <style:style style:name="T2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28" style:parent-style-name="Absatz-Standardschriftart" style:family="text">
      <style:text-properties style:font-name-complex="Calibri" fo:font-size="14pt" style:font-size-asian="14pt" style:font-size-complex="14pt" fo:background-color="#FFFFFF" fo:language="ru" fo:country="RU"/>
    </style:style>
    <style:style style:name="P29" style:parent-style-name="Listenabsatz" style:family="paragraph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30" style:parent-style-name="KeinLeerraum" style:list-style-name="LFO1" style:family="paragraph"/>
    <style:style style:name="T3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32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33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3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3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P36" style:parent-style-name="KeinLeerraum" style:family="paragraph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37" style:parent-style-name="KeinLeerraum" style:list-style-name="LFO1" style:family="paragraph"/>
    <style:style style:name="T3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3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4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4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4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P47" style:parent-style-name="KeinLeerraum" style:family="paragraph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48" style:parent-style-name="KeinLeerraum" style:list-style-name="LFO1" style:family="paragraph"/>
    <style:style style:name="T4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50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5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52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53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54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55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56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5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5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5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6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6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P62" style:parent-style-name="KeinLeerraum" style:family="paragraph">
      <style:text-properties fo:language="ru" fo:country="RU"/>
    </style:style>
    <style:style style:name="P63" style:parent-style-name="KeinLeerraum" style:list-style-name="LFO1" style:family="paragraph"/>
    <style:style style:name="T64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65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66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6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6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6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7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71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72" style:parent-style-name="Absatz-Standardschriftart" style:family="text">
      <style:text-properties style:font-name="Calibri" style:font-name-complex="Calibri" fo:font-size="14pt" style:font-size-asian="14pt" style:font-size-complex="14pt" fo:language="ru" fo:country="RU" style:language-asian="de" style:country-asian="DE"/>
    </style:style>
    <style:style style:name="T73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74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P75" style:parent-style-name="KeinLeerraum" style:family="paragraph">
      <style:text-properties style:font-name="Calibri" style:font-name-complex="Calibri" fo:font-size="14pt" style:font-size-asian="14pt" style:font-size-complex="14pt" fo:language="ru" fo:country="RU"/>
    </style:style>
    <style:style style:name="T76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77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78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79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80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81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82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83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8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P85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T86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7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8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9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90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91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9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P93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P94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T9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9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97" style:parent-style-name="KeinLeerraum" style:family="paragraph">
      <style:text-properties fo:font-size="14pt" style:font-size-asian="14pt" style:font-size-complex="14pt" fo:language="ru" fo:country="RU"/>
    </style:style>
    <style:style style:name="P98" style:parent-style-name="KeinLeerraum" style:family="paragraph">
      <style:text-properties fo:font-size="14pt" style:font-size-asian="14pt" style:font-size-complex="14pt" fo:language="en" fo:country="GB"/>
    </style:style>
    <style:style style:name="P99" style:parent-style-name="KeinLeerraum" style:family="paragraph">
      <style:text-properties fo:font-size="14pt" style:font-size-asian="14pt" style:font-size-complex="14pt" fo:language="en" fo:country="GB"/>
    </style:style>
    <style:style style:name="P100" style:parent-style-name="KeinLeerraum" style:family="paragraph">
      <style:text-properties fo:font-size="14pt" style:font-size-asian="14pt" style:font-size-complex="14pt" fo:language="en" fo:country="GB"/>
    </style:style>
    <style:style style:name="T101" style:parent-style-name="Absatz-Standardschriftart" style:family="text">
      <style:text-properties fo:font-size="14pt" style:font-size-asian="14pt" style:font-size-complex="14pt" fo:language="en" fo:country="GB"/>
    </style:style>
    <style:style style:name="T102" style:parent-style-name="Absatz-Standardschriftart" style:family="text">
      <style:text-properties fo:font-size="14pt" style:font-size-asian="14pt" style:font-size-complex="14pt"/>
    </style:style>
    <style:style style:name="T103" style:parent-style-name="Absatz-Standardschriftart" style:family="text">
      <style:text-properties fo:font-size="14pt" style:font-size-asian="14pt" style:font-size-complex="14pt" fo:language="en" fo:country="GB"/>
    </style:style>
    <style:style style:name="P104" style:parent-style-name="KeinLeerraum" style:family="paragraph">
      <style:text-properties fo:font-size="14pt" style:font-size-asian="14pt" style:font-size-complex="14pt" fo:language="en" fo:country="GB"/>
    </style:style>
    <style:style style:name="P105" style:parent-style-name="KeinLeerraum" style:family="paragraph">
      <style:text-properties fo:font-size="14pt" style:font-size-asian="14pt" style:font-size-complex="14pt" fo:language="en" fo:country="GB"/>
    </style:style>
    <style:style style:name="P106" style:parent-style-name="KeinLeerraum" style:family="paragraph">
      <style:text-properties fo:font-size="14pt" style:font-size-asian="14pt" style:font-size-complex="14pt" fo:language="en" fo:country="GB"/>
    </style:style>
    <style:style style:name="T107" style:parent-style-name="Absatz-Standardschriftart" style:family="text">
      <style:text-properties fo:font-size="14pt" style:font-size-asian="14pt" style:font-size-complex="14pt" fo:language="en" fo:country="GB"/>
    </style:style>
    <style:style style:name="P108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109" style:parent-style-name="KeinLeerraum" style:family="paragraph">
      <style:text-properties style:font-name-complex="Calibri" fo:font-size="14pt" style:font-size-asian="14pt" style:font-size-complex="14pt"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Из скольких частей состоит основной цикл? –<text:s/></text:span><text:span text:style-name="T3">из 2-х: условия и тела</text:span></text:p>
        </text:list-item>
      </text:list>
      <text:p text:style-name="P4"/>
      <text:list text:style-name="LFO1" text:continue-numbering="true">
        <text:list-item>
          <text:p text:style-name="P5"><text:span text:style-name="T6">Какое количество уровней вложенности могут иметь циклы? –<text:s/></text:span><text:span text:style-name="T7">неограниченное</text:span></text:p>
        </text:list-item>
      </text:list>
      <text:p text:style-name="P8"/>
      <text:list text:style-name="LFO1" text:continue-numbering="true">
        <text:list-item>
          <text:p text:style-name="P9"><text:span text:style-name="T10">Если<text:s/></text:span><text:span text:style-name="T11">switch</text:span><text:span text:style-name="T12"><text:s/>находится внутри функции, какая инструкция может использоваться для выхода из него? -<text:s/></text:span><text:span text:style-name="T13">инструкция</text:span><text:span text:style-name="T14"> </text:span><text:span text:style-name="T15">break</text:span></text:p>
        </text:list-item>
      </text:list>
      <text:p text:style-name="P16"/>
      <text:list text:style-name="LFO1" text:continue-numbering="true">
        <text:list-item>
          <text:p text:style-name="P17"><text:span text:style-name="T18">Можно ли пропускать части<text:s/></text:span><text:span text:style-name="T19">for</text:span><text:span text:style-name="T20">? Что получится, если написать<text:s/></text:span><text:span text:style-name="T21">for</text:span><text:span text:style-name="T22">(;;)? -<text:s/></text:span><text:span text:style-name="T23">Любая</text:span><text:span text:style-name="T24"> </text:span><text:span text:style-name="T25">часть</text:span><text:span text:style-name="T26"> for</text:span><text:span text:style-name="T27"><text:s/>может быть пропущена</text:span><text:span text:style-name="T28">.</text:span></text:p>
        </text:list-item>
      </text:list>
      <text:p text:style-name="P29"/>
      <text:list text:style-name="LFO1" text:continue-numbering="true">
        <text:list-item>
          <text:p text:style-name="P30"><text:span text:style-name="T31">Самостоятельно разберитесь, как работает цикл<text:s/></text:span><text:span text:style-name="T32">while</text:span><text:span text:style-name="T33"><text:s/>и приведите два примера кода с его использованием. –<text:s/></text:span><text:span text:style-name="T34">см.<text:s/></text:span><text:span text:style-name="T35">Github</text:span></text:p>
        </text:list-item>
      </text:list>
      <text:p text:style-name="P36"/>
      <text:list text:style-name="LFO1" text:continue-numbering="true">
        <text:list-item>
          <text:p text:style-name="P37"><text:span text:style-name="T38">Как можно принудительно остановить выполнение цикла? -<text:s/></text:span><text:span text:style-name="T39">При необходимости можно остановить выполнение цикла,</text:span><text:span text:style-name="T40"> </text:span><text:span text:style-name="T41">используя операторы<text:s/></text:span><text:span text:style-name="T42">return</text:span><text:span text:style-name="T43"><text:s/>или<text:s/></text:span><text:span text:style-name="T44">break</text:span><text:span text:style-name="T45"> </text:span><text:span text:style-name="T46">.</text:span></text:p>
        </text:list-item>
      </text:list>
      <text:p text:style-name="P47"/>
      <text:list text:style-name="LFO1" text:continue-numbering="true">
        <text:list-item>
          <text:p text:style-name="P48"><text:span text:style-name="T49"><text:s/>При помощи цикла<text:s/></text:span><text:span text:style-name="T50">for </text:span><text:span text:style-name="T51">выведите чётные числа от</text:span><text:span text:style-name="T52"> </text:span><text:span text:style-name="T53">2</text:span><text:span text:style-name="T54"> </text:span><text:span text:style-name="T55">до</text:span><text:span text:style-name="T56"> </text:span><text:span text:style-name="T57">10.</text:span><text:span text:style-name="T58"><text:s/>-</text:span><text:span text:style-name="T59"><text:s/></text:span><text:span text:style-name="T60">см.<text:s/></text:span><text:span text:style-name="T61">Github</text:span></text:p>
        </text:list-item>
      </text:list>
      <text:p text:style-name="P62"/>
      <text:list text:style-name="LFO1" text:continue-numbering="true">
        <text:list-item>
          <text:p text:style-name="P63"><text:span text:style-name="T64">Если тело цикла состоит лишь из одной инструкции, мы можем опустить фигурные скобки</text:span><text:span text:style-name="T65"> </text:span><text:span text:style-name="T66">{…}?</text:span><text:span text:style-name="T67"><text:s/></text:span><text:span text:style-name="T68">–</text:span><text:span text:style-name="T69"><text:s/></text:span><text:span text:style-name="T70">да</text:span><text:span text:style-name="T71">,</text:span><text:span text:style-name="T72"><text:s/></text:span><text:span text:style-name="T73">ф</text:span><text:span text:style-name="T74">игурные скобки не требуются для тела цикла из одной строки</text:span></text:p>
        </text:list-item>
      </text:list>
      <text:p text:style-name="P75"/>
      <text:p text:style-name="KeinLeerraum"><text:span text:style-name="T76">9.<text:s/></text:span><text:span text:style-name="T77">Что</text:span><text:span text:style-name="T78"><text:s/></text:span><text:span text:style-name="T79">выведет</text:span><text:span text:style-name="T80"><text:s/></text:span><text:span text:style-name="T81">цикл</text:span><text:span text:style-name="T82">?</text:span><text:span text:style-name="T83"><text:s/>- <text:s/></text:span><text:span text:style-name="T84">0,1,2</text:span></text:p>
      <text:p text:style-name="P85">for (let i = 0; i &lt; 3; i++)</text:p>
      <text:p text:style-name="KeinLeerraum"><text:span text:style-name="T86">{<text:s/></text:span><text:span text:style-name="T87">console</text:span><text:span text:style-name="T88">.</text:span><text:span text:style-name="T89">log</text:span><text:span text:style-name="T90">(</text:span><text:span text:style-name="T91">i</text:span><text:span text:style-name="T92">);<text:s/></text:span></text:p>
      <text:p text:style-name="P93">}</text:p>
      <text:p text:style-name="P94"/>
      <text:p text:style-name="KeinLeerraum"><text:span text:style-name="T95">10.Оба цикла выводят в консоль одинаковые значения или нет? –<text:s/></text:span><text:span text:style-name="T96">нет, в 1 случае будут выведены цифры до 5, а во втором – включая 5</text:span></text:p>
      <text:p text:style-name="P97"/>
      <text:p text:style-name="P98">let i = 0;<text:s/></text:p>
      <text:p text:style-name="P99">while (++i &lt; 5)<text:s/></text:p>
      <text:p text:style-name="P100">console.log(i);</text:p>
      <text:p text:style-name="KeinLeerraum"><text:span text:style-name="T101"><text:s/>//<text:s/></text:span><text:span text:style-name="T102">и</text:span><text:span text:style-name="T103"><text:s/></text:span></text:p>
      <text:p text:style-name="P104"/>
      <text:p text:style-name="P105">let i = 0;</text:p>
      <text:p text:style-name="P106"><text:s/>while (i++ &lt; 5)<text:s/></text:p>
      <text:p text:style-name="KeinLeerraum"><text:span text:style-name="T107">console.log(i);</text:span></text:p>
      <text:p text:style-name="P108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ion-enable-hover" style:display-name="notion-enable-hover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5-02T14:18:00Z</meta:creation-date>
    <dc:date>2023-05-04T18:20:00Z</dc:date>
    <meta:template xlink:href="Normal" xlink:type="simple"/>
    <meta:editing-cycles>3</meta:editing-cycles>
    <meta:editing-duration>PT0S</meta:editing-duration>
    <meta:document-statistic meta:page-count="2" meta:paragraph-count="2" meta:word-count="160" meta:character-count="1167" meta:row-count="8" meta:non-whitespace-character-count="1009"/>
  </office:meta>
</office:document-meta>
</file>